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530000015F4E17BAD0.svm" manifest:media-type=""/>
  <manifest:file-entry manifest:full-path="Pictures/20000002000001E400000061B11258FD.eps" manifest:media-type=""/>
  <manifest:file-entry manifest:full-path="Pictures/20000001000000ED000000EDF78F3513.svm" manifest:media-type=""/>
  <manifest:file-entry manifest:full-path="Pictures/2000000100000157000001792B0CE3DD.svm" manifest:media-type=""/>
  <manifest:file-entry manifest:full-path="Pictures/10000000000000200000002000309F1C.png" manifest:media-type="image/png"/>
  <manifest:file-entry manifest:full-path="Pictures/200000010000030A000001A7A1FD4DCC.svm" manifest:media-type=""/>
  <manifest:file-entry manifest:full-path="Pictures/20000001000001180000012D67277C1E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0F60000012D4ED2524E.svm" manifest:media-type=""/>
  <manifest:file-entry manifest:full-path="Pictures/200000010000011C00000131532BB9F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A_g' 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87cm" svg:height="1.777cm" svg:x="2.179cm" svg:y="0.926cm">
          <draw:image xlink:href="Pictures/20000002000001E400000061B11258FD.eps" xlink:type="simple" xlink:show="embed" xlink:actuate="onLoad">
            <text:p/>
          </draw:image>
        </draw:frame>
        <draw:custom-shape draw:style-name="gr2" draw:text-style-name="P1" draw:layer="layout" svg:width="5.765cm" svg:height="2.76cm" svg:x="3.515cm" svg:y="0.3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399cm" svg:y1="0.923cm" svg:x2="10.039cm" svg:y2="0.923cm">
          <text:p/>
        </draw:line>
        <draw:line draw:style-name="gr3" draw:text-style-name="P1" draw:layer="layout" svg:x1="10.039cm" svg:y1="1.347cm" svg:x2="9.399cm" svg:y2="1.347cm">
          <text:p/>
        </draw:line>
        <draw:frame draw:style-name="gr4" draw:text-style-name="P1" draw:layer="layout" svg:width="0.406cm" svg:height="0.42cm" svg:x="2.665cm" svg:y="2.798cm">
          <draw:image xlink:href="Pictures/20000001000001530000015F4E17BAD0.svm" xlink:type="simple" xlink:show="embed" xlink:actuate="onLoad">
            <text:p/>
          </draw:image>
        </draw:frame>
        <draw:frame draw:style-name="gr5" draw:text-style-name="P1" draw:layer="layout" svg:width="0.41cm" svg:height="0.451cm" svg:x="3.721cm" svg:y="1.583cm">
          <draw:image xlink:href="Pictures/2000000100000157000001792B0CE3DD.svm" xlink:type="simple" xlink:show="embed" xlink:actuate="onLoad">
            <text:p/>
          </draw:image>
        </draw:frame>
        <draw:frame draw:style-name="gr6" draw:text-style-name="P1" draw:layer="layout" svg:width="0.446cm" svg:height="0.36cm" svg:x="4.515cm" svg:y="0.56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1cm" svg:height="0.36cm" svg:x="4.798cm" svg:y="1.628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461cm" svg:height="0.36cm" svg:x="8.226cm" svg:y="1.628cm">
          <draw:image xlink:href="Pictures/20000001000001810000012D12A8068C.svm" xlink:type="simple" xlink:show="embed" xlink:actuate="onLoad">
            <text:p/>
          </draw:image>
        </draw:frame>
        <draw:frame draw:style-name="gr9" draw:text-style-name="P1" draw:layer="layout" svg:width="0.335cm" svg:height="0.36cm" svg:x="9.552cm" svg:y="1.493cm">
          <draw:image xlink:href="Pictures/20000001000001180000012D67277C1E.svm" xlink:type="simple" xlink:show="embed" xlink:actuate="onLoad">
            <text:p/>
          </draw:image>
        </draw:frame>
        <draw:frame draw:style-name="gr10" draw:text-style-name="P1" draw:layer="layout" svg:width="0.34cm" svg:height="0.365cm" svg:x="11.151cm" svg:y="1.626cm">
          <draw:image xlink:href="Pictures/200000010000011C00000131532BB9F6.svm" xlink:type="simple" xlink:show="embed" xlink:actuate="onLoad">
            <text:p/>
          </draw:image>
        </draw:frame>
        <draw:frame draw:style-name="gr11" draw:text-style-name="P1" draw:layer="layout" svg:width="0.294cm" svg:height="0.36cm" svg:x="9.572cm" svg:y="0.376cm">
          <draw:image xlink:href="Pictures/20000001000000F60000012D4ED2524E.svm" xlink:type="simple" xlink:show="embed" xlink:actuate="onLoad">
            <text:p/>
          </draw:image>
        </draw:frame>
        <draw:frame draw:style-name="gr12" draw:text-style-name="P1" draw:layer="layout" svg:width="0.283cm" svg:height="0.283cm" svg:x="3.785cm" svg:y="1.228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3.794cm" svg:y="2.216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777cm" svg:height="0.422cm" svg:x="6.288cm" svg:y="1.601cm">
          <draw:image xlink:href="Pictures/200000010000030A000001A7A1FD4DC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5T13:24:29</meta:creation-date>
    <meta:editing-duration>PT18M10S</meta:editing-duration>
    <meta:editing-cycles>9</meta:editing-cycles>
    <meta:generator>LibreOffice/3.3$Linux LibreOffice_project/330m19$Build-401</meta:generator>
    <dc:title>kkkFigures</dc:title>
    <meta:initial-creator>kkk </meta:initial-creator>
    <dc:date>2014-10-04T17:11:07</dc:date>
    <dc:creator>kkk </dc:creator>
    <meta:document-statistic meta:object-count="15"/>
    <meta:template xlink:type="simple" xlink:actuate="onRequest" xlink:title="kkkFigures" xlink:href="../../../../.libreoffice/3/user/template/kkkFigures1.otg" meta:date="2013-11-15T13:24:28"/>
  </office:meta>
</office:document-meta>
</file>